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gette" svg:font-family="Courgett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format="1" text:display-levels="5">
        <style:list-level-properties text:space-before="4in" text:min-label-width="0.75in" text:list-level-position-and-space-mode="label-alignment">
          <style:list-level-label-alignment text:label-followed-by="listtab" fo:margin-left="4.75in" fo:text-indent="-0.75in"/>
        </style:list-level-properties>
      </text:list-level-style-number>
      <text:list-level-style-number text:level="6" style:num-format="1" text:display-levels="6">
        <style:list-level-properties text:space-before="5in" text:min-label-width="1in" text:list-level-position-and-space-mode="label-alignment">
          <style:list-level-label-alignment text:label-followed-by="listtab" fo:margin-left="6in" fo:text-indent="-1in"/>
        </style:list-level-properties>
      </text:list-level-style-number>
      <text:list-level-style-number text:level="7" style:num-format="1" text:display-levels="7">
        <style:list-level-properties text:space-before="6in" text:min-label-width="1in" text:list-level-position-and-space-mode="label-alignment">
          <style:list-level-label-alignment text:label-followed-by="listtab" fo:margin-left="7in" fo:text-indent="-1in"/>
        </style:list-level-properties>
      </text:list-level-style-number>
      <text:list-level-style-number text:level="8" style:num-format="1" text:display-levels="8">
        <style:list-level-properties text:space-before="7in" text:min-label-width="1.25in" text:list-level-position-and-space-mode="label-alignment">
          <style:list-level-label-alignment text:label-followed-by="listtab" fo:margin-left="8.25in" fo:text-indent="-1.25in"/>
        </style:list-level-properties>
      </text:list-level-style-number>
      <text:list-level-style-number text:level="9" style:num-format="1" text:display-levels="9">
        <style:list-level-properties text:space-before="8in" text:min-label-width="1.25in" text:list-level-position-and-space-mode="label-alignment">
          <style:list-level-label-alignment text:label-followed-by="listtab" fo:margin-left="9.25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3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4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5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6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8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9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10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11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12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13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P14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ableColumn16" style:family="table-column">
      <style:table-column-properties style:column-width="5.5131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15" style:family="table">
      <style:table-properties style:width="7.0881in" fo:margin-left="-0.2006in" table:align="left"/>
    </style:style>
    <style:style style:name="TableRow18" style:family="table-row">
      <style:table-row-properties style:min-row-height="0.3222in" style:use-optimal-row-height="false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T2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21" style:parent-style-name="Standard" style:family="paragraph">
      <style:text-properties style:font-name="Times New Roman" style:font-name-asian="Courgette" style:font-name-complex="Times New Roman" fo:font-size="13pt" style:font-size-asian="13pt" style:font-size-complex="13pt" fo:language="vi" fo:country="VN"/>
    </style:style>
    <style:style style:name="TableCell22" style:family="table-cell">
      <style:table-cell-properties fo:border="0.0069in solid #000000" style:writing-mode="lr-tb" fo:padding-top="0in" fo:padding-left="0.0784in" fo:padding-bottom="0in" fo:padding-right="0.075in"/>
    </style:style>
    <style:style style:name="T2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2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ableRow25" style:family="table-row">
      <style:table-row-properties style:min-row-height="0.259in" style:use-optimal-row-height="false"/>
    </style:style>
    <style:style style:name="TableCell26" style:family="table-cell">
      <style:table-cell-properties fo:border="0.0069in solid #000000" style:writing-mode="lr-tb" fo:padding-top="0in" fo:padding-left="0.0784in" fo:padding-bottom="0in" fo:padding-right="0.075in"/>
    </style:style>
    <style:style style:name="P27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8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ableRow29" style:family="table-row">
      <style:table-row-properties style:min-row-height="0.4291in" style:use-optimal-row-height="false"/>
    </style:style>
    <style:style style:name="TableCell30" style:family="table-cell">
      <style:table-cell-properties fo:border="0.0069in solid #000000" style:writing-mode="lr-tb" fo:padding-top="0in" fo:padding-left="0.0784in" fo:padding-bottom="0in" fo:padding-right="0.075in"/>
    </style:style>
    <style:style style:name="P31" style:parent-style-name="Standard" style:family="paragraph">
      <style:paragraph-properties fo:margin-left="1.5083in" fo:text-indent="-1.5083in">
        <style:tab-stops/>
      </style:paragraph-properties>
    </style:style>
    <style:style style:name="T3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3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3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3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3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3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3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3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4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5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5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5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ableRow53" style:family="table-row">
      <style:table-row-properties style:min-row-height="0.5284in" style:use-optimal-row-height="false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margin-left="0.6in" fo:text-indent="-0.6in">
        <style:tab-stops/>
      </style:paragraph-properties>
    </style:style>
    <style:style style:name="T5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5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5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5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68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ableRow69" style:family="table-row">
      <style:table-row-properties style:min-row-height="0.5284in" style:use-optimal-row-height="false"/>
    </style:style>
    <style:style style:name="TableCell70" style:family="table-cell">
      <style:table-cell-properties fo:border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margin-left="0.6in" fo:text-indent="-0.6in">
        <style:tab-stops/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72" style:family="table-row">
      <style:table-row-properties style:min-row-height="0.5284in" style:use-optimal-row-height="false"/>
    </style:style>
    <style:style style:name="TableCell73" style:family="table-cell">
      <style:table-cell-properties fo:border="0.0069in solid #000000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margin-left="0.6in" fo:text-indent="-0.6in">
        <style:tab-stops/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75" style:family="table-row">
      <style:table-row-properties style:min-row-height="0.7305in" style:use-optimal-row-height="false"/>
    </style:style>
    <style:style style:name="TableCell76" style:family="table-cell">
      <style:table-cell-properties fo:border="0.0069in solid #000000" style:writing-mode="lr-tb" fo:padding-top="0in" fo:padding-left="0.0784in" fo:padding-bottom="0in" fo:padding-right="0.075in"/>
    </style:style>
    <style:style style:name="P77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78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79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80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81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82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83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8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8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8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87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88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8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9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0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0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0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0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0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0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106" style:parent-style-name="Standard" style:family="paragraph">
      <style:paragraph-properties fo:margin-left="0.25in">
        <style:tab-stops>
          <style:tab-stop style:type="left" style:position="0.7583in"/>
          <style:tab-stop style:type="left" style:position="1.0083in"/>
          <style:tab-stop style:type="left" style:position="1.25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107" style:family="table-row">
      <style:table-row-properties style:min-row-height="0.7263in" style:use-optimal-row-height="false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110" style:parent-style-name="Standard" style:family="paragraph">
      <style:paragraph-properties fo:margin-left="0.25in">
        <style:tab-stops>
          <style:tab-stop style:type="left" style:position="0.7583in"/>
          <style:tab-stop style:type="left" style:position="1.0083in"/>
          <style:tab-stop style:type="left" style:position="1.2583in"/>
        </style:tab-stops>
      </style:paragraph-properties>
    </style:style>
    <style:style style:name="T11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2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2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122" style:parent-style-name="Standard" style:family="paragraph">
      <style:paragraph-properties fo:margin-left="1.5in">
        <style:tab-stops>
          <style:tab-stop style:type="left" style:position="-1.9916in"/>
          <style:tab-stop style:type="left" style:position="-1.7416in"/>
          <style:tab-stop style:type="left" style:position="-1.4916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123" style:family="table-row">
      <style:table-row-properties style:min-row-height="0.8743in" style:use-optimal-row-height="false"/>
    </style:style>
    <style:style style:name="TableCell124" style:family="table-cell">
      <style:table-cell-properties fo:border="0.0069in solid #000000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margin-left="1.0083in" fo:text-indent="-1.0083in">
        <style:tab-stops>
          <style:tab-stop style:type="left" style:position="0.2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126" style:parent-style-name="Standard" style:family="paragraph">
      <style:paragraph-properties fo:margin-left="0.5in"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</style:style>
    <style:style style:name="T12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2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2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4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5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5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5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5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5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5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5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5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158" style:parent-style-name="Standard" style:family="paragraph">
      <style:paragraph-properties fo:margin-left="0.5in"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159" style:parent-style-name="Title" style:family="paragraph">
      <style:text-properties style:font-name="Times New Roman" style:font-name-complex="Times New Roman" fo:font-size="16pt" style:font-size-asian="16pt" style:font-size-complex="16pt" fo:language="vi" fo:country="VN"/>
    </style:style>
    <style:style style:name="P160" style:parent-style-name="Title" style:family="paragraph">
      <style:text-properties style:font-name="Times New Roman" style:font-name-complex="Times New Roman" fo:font-size="16pt" style:font-size-asian="16pt" style:font-size-complex="16pt" fo:language="vi" fo:country="VN"/>
    </style:style>
    <style:style style:name="P161" style:parent-style-name="Standard" style:family="paragraph">
      <style:text-properties fo:language="vi" fo:country="VN"/>
    </style:style>
    <style:style style:name="P162" style:parent-style-name="Standard" style:family="paragraph">
      <style:text-properties fo:language="vi" fo:country="VN"/>
    </style:style>
    <style:style style:name="T163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164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T165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P166" style:parent-style-name="Standard" style:family="paragraph">
      <style:text-properties fo:language="vi" fo:country="VN"/>
    </style:style>
    <style:style style:name="TableColumn168" style:family="table-column">
      <style:table-column-properties style:column-width="5.6118in" style:use-optimal-column-width="false"/>
    </style:style>
    <style:style style:name="TableColumn169" style:family="table-column">
      <style:table-column-properties style:column-width="1.4763in" style:use-optimal-column-width="false"/>
    </style:style>
    <style:style style:name="Table167" style:family="table">
      <style:table-properties style:width="7.0881in" fo:margin-left="-0.2006in" table:align="left"/>
    </style:style>
    <style:style style:name="TableRow170" style:family="table-row">
      <style:table-row-properties style:min-row-height="0.3222in" style:use-optimal-row-height="false"/>
    </style:style>
    <style:style style:name="TableCell171" style:family="table-cell">
      <style:table-cell-properties fo:border="0.0069in solid #000000" style:writing-mode="lr-tb" fo:padding-top="0in" fo:padding-left="0.0784in" fo:padding-bottom="0in" fo:padding-right="0.075in"/>
    </style:style>
    <style:style style:name="T17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7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7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175" style:parent-style-name="Standard" style:family="paragraph">
      <style:text-properties style:font-name="Times New Roman" style:font-name-asian="Courgette" style:font-name-complex="Times New Roman" fo:font-size="13pt" style:font-size-asian="13pt" style:font-size-complex="13pt" fo:language="vi" fo:country="VN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T17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7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ableRow179" style:family="table-row">
      <style:table-row-properties style:min-row-height="0.259in" style:use-optimal-row-height="false"/>
    </style:style>
    <style:style style:name="TableCell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81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182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ableRow183" style:family="table-row">
      <style:table-row-properties style:min-row-height="0.4291in" style:use-optimal-row-height="false"/>
    </style:style>
    <style:style style:name="TableCell184" style:family="table-cell">
      <style:table-cell-properties fo:border="0.0069in solid #000000" style:writing-mode="lr-tb" fo:padding-top="0in" fo:padding-left="0.0784in" fo:padding-bottom="0in" fo:padding-right="0.075in"/>
    </style:style>
    <style:style style:name="P185" style:parent-style-name="Standard" style:family="paragraph">
      <style:paragraph-properties fo:margin-left="1.5083in" fo:text-indent="-1.5083in">
        <style:tab-stops/>
      </style:paragraph-properties>
    </style:style>
    <style:style style:name="T18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ableRow187" style:family="table-row">
      <style:table-row-properties style:min-row-height="0.5284in" style:use-optimal-row-height="false"/>
    </style:style>
    <style:style style:name="TableCell188" style:family="table-cell">
      <style:table-cell-properties fo:border="0.0069in solid #000000" style:writing-mode="lr-tb" fo:padding-top="0in" fo:padding-left="0.0784in" fo:padding-bottom="0in" fo:padding-right="0.075in"/>
    </style:style>
    <style:style style:name="P189" style:parent-style-name="Standard" style:family="paragraph">
      <style:paragraph-properties fo:margin-left="0.6in" fo:text-indent="-0.6in">
        <style:tab-stops/>
      </style:paragraph-properties>
    </style:style>
    <style:style style:name="T19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9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192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ableRow193" style:family="table-row">
      <style:table-row-properties style:min-row-height="0.5284in" style:use-optimal-row-height="false"/>
    </style:style>
    <style:style style:name="TableCell194" style:family="table-cell">
      <style:table-cell-properties fo:border="0.0069in solid #000000" style:writing-mode="lr-tb" fo:padding-top="0in" fo:padding-left="0.0784in" fo:padding-bottom="0in" fo:padding-right="0.075in"/>
    </style:style>
    <style:style style:name="P195" style:parent-style-name="Standard" style:family="paragraph">
      <style:paragraph-properties fo:margin-left="0.6in" fo:text-indent="-0.6in">
        <style:tab-stops/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196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ableRow197" style:family="table-row">
      <style:table-row-properties style:min-row-height="0.5284in" style:use-optimal-row-height="false"/>
    </style:style>
    <style:style style:name="TableCell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margin-left="0.6in" fo:text-indent="-0.6in">
        <style:tab-stops/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200" style:family="table-row">
      <style:table-row-properties style:min-row-height="0.7305in" style:use-optimal-row-height="false"/>
    </style:style>
    <style:style style:name="TableCell201" style:family="table-cell">
      <style:table-cell-properties fo:border="0.0069in solid #000000" style:writing-mode="lr-tb" fo:padding-top="0in" fo:padding-left="0.0784in" fo:padding-bottom="0in" fo:padding-right="0.075in"/>
    </style:style>
    <style:style style:name="P202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03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04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05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06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07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08" style:parent-style-name="Standard" style:family="paragraph">
      <style:paragraph-properties fo:margin-left="0.5in"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209" style:family="table-row">
      <style:table-row-properties style:min-row-height="0.7263in" style:use-optimal-row-height="false"/>
    </style:style>
    <style:style style:name="TableCell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11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12" style:parent-style-name="Standard" style:family="paragraph">
      <style:paragraph-properties fo:margin-left="0.25in">
        <style:tab-stops>
          <style:tab-stop style:type="left" style:position="0.7583in"/>
          <style:tab-stop style:type="left" style:position="1.0083in"/>
          <style:tab-stop style:type="left" style:position="1.25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213" style:family="table-row">
      <style:table-row-properties style:min-row-height="0.8743in" style:use-optimal-row-height="false"/>
    </style:style>
    <style:style style:name="TableCell214" style:family="table-cell">
      <style:table-cell-properties fo:border="0.0069in solid #000000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margin-left="1.0083in" fo:text-indent="-1.0083in">
        <style:tab-stops>
          <style:tab-stop style:type="left" style:position="0.2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16" style:parent-style-name="Standard" style:family="paragraph">
      <style:paragraph-properties fo:margin-left="1.0083in" fo:text-indent="-1.0083in">
        <style:tab-stops>
          <style:tab-stop style:type="left" style:position="0.2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17" style:parent-style-name="Standard" style:family="paragraph">
      <style:paragraph-properties>
        <style:tab-stops>
          <style:tab-stop style:type="left" style:position="1.2666in"/>
          <style:tab-stop style:type="left" style:position="2.0166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18" style:parent-style-name="Standard" style:family="paragraph">
      <style:paragraph-properties fo:margin-left="0.5in"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19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0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1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2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3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4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5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6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7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8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29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230" style:parent-style-name="DefaultParagraphFont" style:family="text">
      <style:text-properties style:font-name="Times New Roman" style:font-name-complex="Times New Roman" fo:font-size="16pt" style:font-size-asian="16pt" style:font-size-complex="16pt" fo:language="vi" fo:country="VN"/>
    </style:style>
    <style:style style:name="P231" style:parent-style-name="Standard" style:family="paragraph">
      <style:text-properties fo:language="vi" fo:country="VN"/>
    </style:style>
    <style:style style:name="TableColumn233" style:family="table-column">
      <style:table-column-properties style:column-width="5.8083in" style:use-optimal-column-width="false"/>
    </style:style>
    <style:style style:name="TableColumn234" style:family="table-column">
      <style:table-column-properties style:column-width="1.6729in" style:use-optimal-column-width="false"/>
    </style:style>
    <style:style style:name="Table232" style:family="table">
      <style:table-properties style:width="7.4812in" fo:margin-left="-0.3972in" table:align="left"/>
    </style:style>
    <style:style style:name="TableRow235" style:family="table-row">
      <style:table-row-properties style:min-row-height="0.3222in" style:use-optimal-row-height="false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T23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238" style:parent-style-name="Standard" style:family="paragraph">
      <style:text-properties style:font-name="Times New Roman" style:font-name-asian="Courgette" style:font-name-complex="Times New Roman" fo:font-size="13pt" style:font-size-asian="13pt" style:font-size-complex="13pt" fo:language="vi" fo:country="VN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T24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24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ableRow242" style:family="table-row">
      <style:table-row-properties style:min-row-height="0.259in" style:use-optimal-row-height="false"/>
    </style:style>
    <style:style style:name="TableCell243" style:family="table-cell">
      <style:table-cell-properties fo:border="0.0069in solid #000000" style:writing-mode="lr-tb" fo:padding-top="0in" fo:padding-left="0.0784in" fo:padding-bottom="0in" fo:padding-right="0.075in"/>
    </style:style>
    <style:style style:name="P244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45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ableRow246" style:family="table-row">
      <style:table-row-properties style:min-row-height="0.4291in"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margin-left="1.5083in" fo:text-indent="-1.5083in">
        <style:tab-stops/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249" style:family="table-row">
      <style:table-row-properties style:min-row-height="0.5284in" style:use-optimal-row-height="false"/>
    </style:style>
    <style:style style:name="TableCell250" style:family="table-cell">
      <style:table-cell-properties fo:border="0.0069in solid #000000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margin-left="0.6in" fo:text-indent="-0.6in">
        <style:tab-stops/>
      </style:paragraph-properties>
    </style:style>
    <style:style style:name="T25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253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ableRow254" style:family="table-row">
      <style:table-row-properties style:min-row-height="0.5284in" style:use-optimal-row-height="false"/>
    </style:style>
    <style:style style:name="TableCell255" style:family="table-cell">
      <style:table-cell-properties fo:border="0.0069in solid #000000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margin-left="0.6in" fo:text-indent="-0.6in">
        <style:tab-stops/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57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TableRow258" style:family="table-row">
      <style:table-row-properties style:min-row-height="0.5284in" style:use-optimal-row-height="false"/>
    </style:style>
    <style:style style:name="TableCell259" style:family="table-cell">
      <style:table-cell-properties fo:border="0.0069in solid #000000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margin-left="0.6in" fo:text-indent="-0.6in">
        <style:tab-stops/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261" style:family="table-row">
      <style:table-row-properties style:min-row-height="0.7305in" style:use-optimal-row-height="false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63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64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65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66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67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68" style:parent-style-name="Standard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269" style:family="table-row">
      <style:table-row-properties style:min-row-height="0.7263in" style:use-optimal-row-height="false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  <style:style style:name="P272" style:parent-style-name="Standard" style:family="paragraph">
      <style:paragraph-properties fo:margin-left="0.25in">
        <style:tab-stops>
          <style:tab-stop style:type="left" style:position="0.7583in"/>
          <style:tab-stop style:type="left" style:position="1.0083in"/>
          <style:tab-stop style:type="left" style:position="1.25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TableRow273" style:family="table-row">
      <style:table-row-properties style:min-row-height="0.8743in" style:use-optimal-row-height="false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margin-left="1.0083in" fo:text-indent="-1.0083in">
        <style:tab-stops>
          <style:tab-stop style:type="left" style:position="0.2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76" style:parent-style-name="Standard" style:family="paragraph">
      <style:paragraph-properties>
        <style:tab-stops>
          <style:tab-stop style:type="left" style:position="1.2666in"/>
          <style:tab-stop style:type="left" style:position="2.0166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77" style:parent-style-name="Standard" style:family="paragraph">
      <style:paragraph-properties fo:margin-left="0.5in"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style:font-name="Times New Roman" style:font-name-complex="Times New Roman" fo:font-size="13pt" style:font-size-asian="13pt" style:font-size-complex="13pt" fo:language="vi" fo:country="VN"/>
    </style:style>
    <style:style style:name="P278" style:parent-style-name="Standard" style:family="paragraph">
      <style:text-properties style:font-name="Times New Roman" style:font-name-complex="Times New Roman" fo:font-size="13pt" style:font-size-asian="13pt" style:font-size-complex="13pt" fo:language="vi" fo:country="VN"/>
    </style:style>
  </office:automatic-styles>
  <office:body>
    <office:text text:use-soft-page-breaks="true">
      <text:p text:style-name="P1"><text:span text:style-name="T2">Đ</text:span><text:span text:style-name="T3">ặ</text:span><text:span text:style-name="T4">c t</text:span><text:span text:style-name="T5">ả</text:span><text:span text:style-name="T6"><text:s/>ca s</text:span><text:span text:style-name="T7">ử</text:span><text:span text:style-name="T8"><text:s/>d</text:span><text:span text:style-name="T9">ụ</text:span><text:span text:style-name="T10">ng<text:s/></text:span><text:span text:style-name="T11">Đ</text:span><text:span text:style-name="T12">ặ</text:span><text:span text:style-name="T13">t hàng</text:span></text:p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Tên ca sử dụng: Đặt hàng</text:span></text:p>
            <text:p text:style-name="P21"/>
          </table:table-cell>
          <table:table-cell table:style-name="TableCell22">
            <text:p text:style-name="Standard"><text:span text:style-name="T23">ID: UC03</text:span><text:span text:style-name="T24"><text:tab/></text:span></text:p>
          </table:table-cell>
        </table:table-row>
        <table:table-row table:style-name="TableRow25">
          <table:table-cell table:style-name="TableCell26" table:number-columns-spanned="2">
            <text:p text:style-name="P27">Tác nhân chính: Khách hàng</text:p>
            <text:p text:style-name="P28"/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<text:span text:style-name="T32">Mô t</text:span><text:span text:style-name="T33">ả</text:span><text:span text:style-name="T34"><text:s/>ng</text:span><text:span text:style-name="T35">ắ</text:span><text:span text:style-name="T36">n g</text:span><text:span text:style-name="T37">ọ</text:span><text:span text:style-name="T38">n: Ca s</text:span><text:span text:style-name="T39">ử</text:span><text:span text:style-name="T40"><text:s/>d</text:span><text:span text:style-name="T41">ụ</text:span><text:span text:style-name="T42">ng này mô t</text:span><text:span text:style-name="T43">ả</text:span><text:span text:style-name="T44"><text:s/>quá trình<text:s/></text:span><text:span text:style-name="T45">đ</text:span><text:span text:style-name="T46">ặ</text:span><text:span text:style-name="T47">t hàng và thanh toán s</text:span><text:span text:style-name="T48">ả</text:span><text:span text:style-name="T49">n ph</text:span><text:span text:style-name="T50">ẩ</text:span><text:span text:style-name="T51">m</text:span><text:span text:style-name="T52">.</text:span></text:p>
          </table:table-cell>
          <table:covered-table-cell/>
        </table:table-row>
        <table:table-row table:style-name="TableRow53">
          <table:table-cell table:style-name="TableCell54" table:number-columns-spanned="2">
            <text:p text:style-name="P55"><text:span text:style-name="T56">Kích ho</text:span><text:span text:style-name="T57">ạ</text:span><text:span text:style-name="T58">t: Khách hàng<text:s/></text:span><text:span text:style-name="T59">xem gi</text:span><text:span text:style-name="T60">ỏ</text:span><text:span text:style-name="T61"><text:s/>hàng và ch</text:span><text:span text:style-name="T62">ọ</text:span><text:span text:style-name="T63">n yêu c</text:span><text:span text:style-name="T64">ầ</text:span><text:span text:style-name="T65">u đ</text:span><text:span text:style-name="T66">ặ</text:span><text:span text:style-name="T67">t hàng</text:span></text:p>
            <text:p text:style-name="P68"><text:tab/></text:p>
          </table:table-cell>
          <table:covered-table-cell/>
        </table:table-row>
        <table:table-row table:style-name="TableRow69">
          <table:table-cell table:style-name="TableCell70" table:number-columns-spanned="2">
            <text:p text:style-name="P71">Tiền điều kiện:<text:s/>Khách hàng phải xem giỏ hàng và trong giỏ hàng có sản phẩm</text:p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Hậu điều kiện: Giỏ hàng đã được xóa hoặc cập nhật để không còn chứa sản phẩm nào.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Luồng sự<text:s/>kiện thông<text:s/>thường:</text:p>
            <text:list text:style-name="LFO5" text:continue-numbering="true">
              <text:list-item>
                <text:p text:style-name="P78">Khách hàng xem giỏ<text:s/>hàng và chọn yêu cầu đặt hàng.</text:p>
              </text:list-item>
              <text:list-item>
                <text:p text:style-name="P79">Hệ<text:s/>thống kiểm tra xem lượng hàng tồn kho đủ<text:s/>để<text:s/>cung cấp cho đơn hàng.</text:p>
              </text:list-item>
              <text:list-item>
                <text:p text:style-name="P80">Khách hàng cập nhật thông tin giao hàng (delivery info) và chỉ<text:s/>dẫn giao hàng (delivery instructions).</text:p>
              </text:list-item>
              <text:list-item>
                <text:p text:style-name="P81">Hệ<text:s/>thống<text:s/>tính toán phí giao hàng.</text:p>
              </text:list-item>
              <text:list-item>
                <text:p text:style-name="P82">Hệ<text:s/>thống hiển thị<text:s/>và lưu thông tin đơn hàng tạm thời (invoice)</text:p>
              </text:list-item>
              <text:list-item>
                <text:p text:style-name="P83"><text:span text:style-name="T84">Chuyển đến ca sử dụng</text:span><text:span text:style-name="T85"><text:s/></text:span><text:span text:style-name="T86">thanh toán đơn hàng</text:span></text:p>
              </text:list-item>
              <text:list-item>
                <text:p text:style-name="P87">Đơn hàng được chuyển sang trạng thái "Chờ<text:s/>xử<text:s/>lý"</text:p>
              </text:list-item>
              <text:list-item>
                <text:p text:style-name="P88"><text:span text:style-name="T89">H</text:span><text:span text:style-name="T90">ệ</text:span><text:span text:style-name="T91"><text:s/>th</text:span><text:span text:style-name="T92">ố</text:span><text:span text:style-name="T93">ng g</text:span><text:span text:style-name="T94">ử</text:span><text:span text:style-name="T95">i thông tin đơn hàng và thông tin giao d</text:span><text:span text:style-name="T96">ị</text:span><text:span text:style-name="T97">ch t</text:span><text:span text:style-name="T98">ớ</text:span><text:span text:style-name="T99">i hòm thư đi</text:span><text:span text:style-name="T100">ệ</text:span><text:span text:style-name="T101">n t</text:span><text:span text:style-name="T102">ử</text:span><text:span text:style-name="T103"><text:s/>c</text:span><text:span text:style-name="T104">ủ</text:span><text:span text:style-name="T105">a khách hàng.</text:span></text:p>
              </text:list-item>
            </text:list>
            <text:p text:style-name="P106"/>
          </table:table-cell>
          <table:covered-table-cell/>
        </table:table-row>
        <table:table-row table:style-name="TableRow107">
          <table:table-cell table:style-name="TableCell108" table:number-columns-spanned="2">
            <text:p text:style-name="P109">Các luồng<text:s/>thay thế:</text:p>
            <text:p text:style-name="P110"><text:span text:style-name="T111">A1.</text:span><text:span text:style-name="T112"><text:s/></text:span><text:span text:style-name="T113">Ở bước 3, nếu k</text:span><text:span text:style-name="T114">hách hàng ch</text:span><text:span text:style-name="T115">ọ</text:span><text:span text:style-name="T116">n</text:span><text:span text:style-name="T117"><text:s/>phương thức</text:span><text:span text:style-name="T118"><text:s/>giao hàng nhanh (rush order</text:span><text:span text:style-name="T119">) thì chuyển đến ca sử dụng Đặt<text:s/></text:span><text:span text:style-name="T120">giao<text:s/></text:span><text:span text:style-name="T121">hàng nhanh, sau đó tiếp tục bước 4.</text:span></text:p>
            <text:p text:style-name="P122"/>
          </table:table-cell>
          <table:covered-table-cell/>
        </table:table-row>
        <table:table-row table:style-name="TableRow123">
          <table:table-cell table:style-name="TableCell124" table:number-columns-spanned="2">
            <text:p text:style-name="P125">Các luồng ngoại lệ:</text:p>
            <text:p text:style-name="P126"><text:span text:style-name="T127">E1.</text:span><text:span text:style-name="T128"><text:s/></text:span><text:span text:style-name="T129">Ở bước 2, n</text:span><text:span text:style-name="T130">ế</text:span><text:span text:style-name="T131">u không đ</text:span><text:span text:style-name="T132">ủ</text:span><text:span text:style-name="T133"><text:s/>hàng t</text:span><text:span text:style-name="T134">ồ</text:span><text:span text:style-name="T135">n kho cho b</text:span><text:span text:style-name="T136">ấ</text:span><text:span text:style-name="T137">t k</text:span><text:span text:style-name="T138">ỳ</text:span><text:span text:style-name="T139"><text:s/>s</text:span><text:span text:style-name="T140">ả</text:span><text:span text:style-name="T141">n ph</text:span><text:span text:style-name="T142">ẩ</text:span><text:span text:style-name="T143">m nào, h</text:span><text:span text:style-name="T144">ệ</text:span><text:span text:style-name="T145"><text:s/>th</text:span><text:span text:style-name="T146">ố</text:span><text:span text:style-name="T147">ng thông báo cho<text:s/></text:span><text:span text:style-name="T148">khách hàng và yêu c</text:span><text:span text:style-name="T149">ầ</text:span><text:span text:style-name="T150">u c</text:span><text:span text:style-name="T151">ậ</text:span><text:span text:style-name="T152">p nh</text:span><text:span text:style-name="T153">ậ</text:span><text:span text:style-name="T154">t gi</text:span><text:span text:style-name="T155">ỏ</text:span><text:span text:style-name="T156"><text:s/>hàng</text:span><text:span text:style-name="T157">, quay lại usecase quản lý giỏ hàng</text:span></text:p>
            <text:p text:style-name="P158">E2.<text:s/>Ở bước 3, nếu khách hàng không cung cấp đầy đủ<text:s/>thông tin giao hàng, hệ<text:s/>thống sẽ<text:s/>thông báo lỗi và yêu cầu khách hàng cung cấp lại thông tin, usecase thực hiện lại bước 3</text:p>
          </table:table-cell>
          <table:covered-table-cell/>
        </table:table-row>
      </table:table>
      <text:p text:style-name="P159"/>
      <text:p text:style-name="P160"/>
      <text:p text:style-name="P161"/>
      <text:p text:style-name="P162"/>
      <text:soft-page-break/>
      <text:p text:style-name="Title"><text:span text:style-name="T163">Đặc tả ca sử dụng Đặt<text:s/></text:span><text:span text:style-name="T164">giao<text:s/></text:span><text:span text:style-name="T165">hàng nhanh</text:span></text:p>
      <text:p text:style-name="P166"/>
      <table:table table:style-name="Table167">
        <table:table-columns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Standard"><text:span text:style-name="T172">Tên ca sử dụng: Đặt<text:s/></text:span><text:span text:style-name="T173">giao<text:s/></text:span><text:span text:style-name="T174">hàng nhanh</text:span></text:p>
            <text:p text:style-name="P175"/>
          </table:table-cell>
          <table:table-cell table:style-name="TableCell176">
            <text:p text:style-name="Standard"><text:span text:style-name="T177">ID: UC031</text:span><text:span text:style-name="T178"><text:tab/></text:span></text:p>
          </table:table-cell>
        </table:table-row>
        <table:table-row table:style-name="TableRow179">
          <table:table-cell table:style-name="TableCell180" table:number-columns-spanned="2">
            <text:p text:style-name="P181">Tác nhân chính: Khách hàng</text:p>
            <text:p text:style-name="P182"/>
          </table:table-cell>
          <table:covered-table-cell/>
        </table:table-row>
        <table:table-row table:style-name="TableRow183">
          <table:table-cell table:style-name="TableCell184" table:number-columns-spanned="2">
            <text:p text:style-name="P185"><text:span text:style-name="T186">Mô tả ngắn gọn: Ca sử dụng này mô tả quá trình người dùng đặt giao hàng nhanh</text:span></text:p>
          </table:table-cell>
          <table:covered-table-cell/>
        </table:table-row>
        <table:table-row table:style-name="TableRow187">
          <table:table-cell table:style-name="TableCell188" table:number-columns-spanned="2">
            <text:p text:style-name="P189"><text:span text:style-name="T190">Kích hoạt: Khách hàng chọn</text:span><text:span text:style-name="T191"><text:s/>phương thức giao hàng nhanh</text:span></text:p>
            <text:p text:style-name="P192"><text:tab/></text:p>
          </table:table-cell>
          <table:covered-table-cell/>
        </table:table-row>
        <table:table-row table:style-name="TableRow193">
          <table:table-cell table:style-name="TableCell194" table:number-columns-spanned="2">
            <text:p text:style-name="P195">Tiền điều kiện:<text:s/>- Có ít nhất một sản phẩm trong giỏ hàng của khách hàng.</text:p>
            <text:list text:style-name="LFO13" text:continue-numbering="true">
              <text:list-item>
                <text:p text:style-name="P196">Đã có địa chỉ giao hàng được cung cấp.</text:p>
              </text:list-item>
            </text:list>
          </table:table-cell>
          <table:covered-table-cell/>
        </table:table-row>
        <table:table-row table:style-name="TableRow197">
          <table:table-cell table:style-name="TableCell198" table:number-columns-spanned="2">
            <text:p text:style-name="P199">Hậu điều kiện:<text:s/></text:p>
          </table:table-cell>
          <table:covered-table-cell/>
        </table:table-row>
        <table:table-row table:style-name="TableRow200">
          <table:table-cell table:style-name="TableCell201" table:number-columns-spanned="2">
            <text:p text:style-name="P202">Luồng sự kiện thông thường:</text:p>
            <text:list text:style-name="LFO12" text:continue-numbering="true">
              <text:list-item>
                <text:p text:style-name="P203">Khách hàng chọn tùy chọn "Giao hàng nhanh"</text:p>
              </text:list-item>
              <text:list-item>
                <text:p text:style-name="P204">Hệ thống kiểm tra xem có sản phẩm nào và địa chỉ nhận hàng hỗ trợ giao hàng nhanh</text:p>
              </text:list-item>
              <text:list-item>
                <text:p text:style-name="P205">Hệ thống yêu cầu khách hàng cập nhật thông tin giao hàng nhanh</text:p>
              </text:list-item>
              <text:list-item>
                <text:p text:style-name="P206">Khách hàng cập nhật thông tin giao hàng nhanh.</text:p>
              </text:list-item>
              <text:list-item>
                <text:p text:style-name="P207">Hệ thống cập nhật cách tính phí giao hàng</text:p>
              </text:list-item>
            </text:list>
            <text:p text:style-name="P208"/>
          </table:table-cell>
          <table:covered-table-cell/>
        </table:table-row>
        <table:table-row table:style-name="TableRow209">
          <table:table-cell table:style-name="TableCell210" table:number-columns-spanned="2">
            <text:p text:style-name="P211">Các luồng thay thế:</text:p>
            <text:p text:style-name="P212"/>
          </table:table-cell>
          <table:covered-table-cell/>
        </table:table-row>
        <table:table-row table:style-name="TableRow213">
          <table:table-cell table:style-name="TableCell214" table:number-columns-spanned="2">
            <text:p text:style-name="P215">Các luồng ngoại lệ:</text:p>
            <text:p text:style-name="P216">E1. Ở bước 2, nếu không có sản phẩm nào hỗ trợ hoặc địa chỉ nhận hàng không hỗ trợ, hệ</text:p>
            <text:p text:style-name="P217">thống sẽ yêu cầu khách hàng cập nhật lại thông tin giao hàng, quay lại bước 3 của ca sử dụng Đặt hàng</text:p>
            <text:p text:style-name="P218"/>
          </table:table-cell>
          <table:covered-table-cell/>
        </table:table-row>
      </table:table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soft-page-break/>
      <text:p text:style-name="Title"><text:span text:style-name="T230">Đặc tả ca sử dụng Thanh toán đơn hàng</text:span></text:p>
      <text:p text:style-name="P231"/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Standard"><text:span text:style-name="T237">Tên ca sử dụng: Thanh toán đơn hàng</text:span></text:p>
            <text:p text:style-name="P238"/>
          </table:table-cell>
          <table:table-cell table:style-name="TableCell239">
            <text:p text:style-name="Standard"><text:span text:style-name="T240">ID: UC032</text:span><text:span text:style-name="T241"><text:tab/></text:span></text:p>
          </table:table-cell>
        </table:table-row>
        <table:table-row table:style-name="TableRow242">
          <table:table-cell table:style-name="TableCell243" table:number-columns-spanned="2">
            <text:p text:style-name="P244">Tác nhân chính: Khách hàng</text:p>
            <text:p text:style-name="P245"/>
          </table:table-cell>
          <table:covered-table-cell/>
        </table:table-row>
        <table:table-row table:style-name="TableRow246">
          <table:table-cell table:style-name="TableCell247" table:number-columns-spanned="2">
            <text:p text:style-name="P248">Mô tả ngắn gọn: Ca sử dụng này mô tả quá trình thanh toán đơn hàng của người dùng trên hệ thống</text:p>
          </table:table-cell>
          <table:covered-table-cell/>
        </table:table-row>
        <table:table-row table:style-name="TableRow249">
          <table:table-cell table:style-name="TableCell250" table:number-columns-spanned="2">
            <text:p text:style-name="P251"><text:span text:style-name="T252">Kích hoạt: Khách hàng chọn thanh toán đơn hàng</text:span></text:p>
            <text:p text:style-name="P253"><text:tab/></text:p>
          </table:table-cell>
          <table:covered-table-cell/>
        </table:table-row>
        <table:table-row table:style-name="TableRow254">
          <table:table-cell table:style-name="TableCell255" table:number-columns-spanned="2">
            <text:p text:style-name="P256">Tiền điều kiện: - Khách hàng đã nhập thành công thông tin đặt hàng, giao hàng.</text:p>
            <text:list text:style-name="LFO13" text:continue-numbering="true">
              <text:list-item>
                <text:p text:style-name="P257">Khách hàng đã liên kết thẻ tín dụng trả trước với liên ngân hàng..</text:p>
              </text:list-item>
            </text:list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Hậu điều kiện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Luồng sự kiện thông thường:</text:p>
            <text:list text:style-name="LFO14" text:continue-numbering="true">
              <text:list-item>
                <text:p text:style-name="P264">Khách hàng chọn phương thức thanh toán</text:p>
              </text:list-item>
              <text:list-item>
                <text:p text:style-name="P265">Khách hàng tiến hành thanh toán</text:p>
              </text:list-item>
              <text:list-item>
                <text:p text:style-name="P266">Khách hàng cung cấp thông tin giao dịch</text:p>
              </text:list-item>
              <text:list-item>
                <text:p text:style-name="P267">Hệ thống xác thực giao dịch thành công</text:p>
              </text:list-item>
              <text:list-item>
                <text:p text:style-name="P268">Hệ thống ghi lại thông tin giao dịch và hiển thị cho khách hàng</text:p>
              </text:list-item>
            </text:list>
          </table:table-cell>
          <table:covered-table-cell/>
        </table:table-row>
        <table:table-row table:style-name="TableRow269">
          <table:table-cell table:style-name="TableCell270" table:number-columns-spanned="2">
            <text:p text:style-name="P271">Các luồng thay thế:</text:p>
            <text:p text:style-name="P272"/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Các luồng ngoại lệ:</text:p>
            <text:p text:style-name="P276">E1.<text:s/>Ở bước<text:s/>2, nếu khách hàng thanh toán không thành công hoặc giao dịch vượt quá 2 giây, hệ thống sẽ thông báo khách hàng thực hiện lại</text:p>
            <text:p text:style-name="P277"/>
          </table:table-cell>
          <table:covered-table-cell/>
        </table:table-row>
      </table:table>
      <text:p text:style-name="P2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gette" svg:font-family="Courgett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margin-top="0.1666in" fo:margin-bottom="0.0416in" fo:line-height="200%"/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bottom="0.0833in"/>
      <style:text-properties style:font-name-asian="Calibri" style:font-name-complex="Calibri" fo:color="#4F81BD" fo:font-size="20pt" style:font-size-asian="20pt" style:font-size-complex="20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weight="bold" style:font-weight-asian="bold" fo:font-style="normal" style:font-style-asian="normal" fo:font-size="10pt" style:font-size-asian="10pt"/>
    </style:style>
    <style:style style:name="TitleChar" style:display-name="Title Char" style:family="text" style:parent-style-name="DefaultParagraphFont">
      <style:text-properties style:font-name-asian="Calibri" style:font-name-complex="Calibri" fo:color="#4F81BD" fo:font-size="20pt" style:font-size-asian="20pt" style:font-size-complex="20pt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 fo:font-size="10pt" style:font-size-asian="10pt"/>
    </style:style>
    <text:list-style style:name="WWNum2" style:display-name="WWNum2">
      <text:list-level-style-number text:level="1" text:style-name="WW_CharLFO2LVL1" style:num-prefix="S-" style:num-suffix=":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Times New Roman" style:font-name-asian="Linux Libertine G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13LVL1" style:family="text">
      <style:text-properties style:font-name="Times New Roman" style:font-name-asian="Linux Libertine G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format="1" text:display-levels="5">
        <style:list-level-properties text:space-before="4in" text:min-label-width="0.75in" text:list-level-position-and-space-mode="label-alignment">
          <style:list-level-label-alignment text:label-followed-by="listtab" fo:margin-left="4.75in" fo:text-indent="-0.75in"/>
        </style:list-level-properties>
      </text:list-level-style-number>
      <text:list-level-style-number text:level="6" style:num-format="1" text:display-levels="6">
        <style:list-level-properties text:space-before="5in" text:min-label-width="1in" text:list-level-position-and-space-mode="label-alignment">
          <style:list-level-label-alignment text:label-followed-by="listtab" fo:margin-left="6in" fo:text-indent="-1in"/>
        </style:list-level-properties>
      </text:list-level-style-number>
      <text:list-level-style-number text:level="7" style:num-format="1" text:display-levels="7">
        <style:list-level-properties text:space-before="6in" text:min-label-width="1in" text:list-level-position-and-space-mode="label-alignment">
          <style:list-level-label-alignment text:label-followed-by="listtab" fo:margin-left="7in" fo:text-indent="-1in"/>
        </style:list-level-properties>
      </text:list-level-style-number>
      <text:list-level-style-number text:level="8" style:num-format="1" text:display-levels="8">
        <style:list-level-properties text:space-before="7in" text:min-label-width="1.25in" text:list-level-position-and-space-mode="label-alignment">
          <style:list-level-label-alignment text:label-followed-by="listtab" fo:margin-left="8.25in" fo:text-indent="-1.25in"/>
        </style:list-level-properties>
      </text:list-level-style-number>
      <text:list-level-style-number text:level="9" style:num-format="1" text:display-levels="9">
        <style:list-level-properties text:space-before="8in" text:min-label-width="1.25in" text:list-level-position-and-space-mode="label-alignment">
          <style:list-level-label-alignment text:label-followed-by="listtab" fo:margin-left="9.25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u Huu Phuc 20205217</dc:creator>
    <meta:creation-date>2023-09-23T08:21:00Z</meta:creation-date>
    <dc:date>2023-09-30T07:05:00Z</dc:date>
    <meta:template xlink:href="Normal" xlink:type="simple"/>
    <meta:editing-cycles>4</meta:editing-cycles>
    <meta:editing-duration>PT12180S</meta:editing-duration>
    <meta:document-statistic meta:page-count="3" meta:paragraph-count="6" meta:word-count="484" meta:character-count="3238" meta:row-count="23" meta:non-whitespace-character-count="2760"/>
  </office:meta>
</office:document-meta>
</file>